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Scale10" text:continue-numbering="true" text:continue-list="list_Scale9"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Scale11" text:continue-numbering="true" text:continue-list="list_Scale10"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Scale12"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3"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4" text:continue-numbering="true" text:continue-list="list_Scale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6" text:continue-numbering="true" text:continue-list="list_Scale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7" text:continue-numbering="true" text:continue-list="list_Scale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9" text:continue-numbering="true" text:continue-list="list_Scale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20" text:continue-numbering="true" text:continue-list="list_Scale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2" text:continue-numbering="true" text:continue-list="list_Scale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3" text:continue-numbering="true" text:continue-list="list_Scale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Scale25" text:continue-numbering="true" text:continue-list="list_Scale2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Scale26" text:continue-numbering="true" text:continue-list="list_Scale2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27" text:continue-numbering="true" text:continue-list="list_Scale2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8" text:continue-numbering="true" text:continue-list="list_Scale2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9" text:continue-numbering="true" text:continue-list="list_Scale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30" text:continue-numbering="true" text:continue-list="list_Scale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31" text:continue-numbering="true" text:continue-list="list_Scale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32" text:continue-numbering="true" text:continue-list="list_Scale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33" text:continue-numbering="true" text:continue-list="list_Scale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4" text:continue-numbering="true" text:continue-list="list_Scale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5" text:continue-numbering="true" text:continue-list="list_Scale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6" text:continue-numbering="true" text:continue-list="list_Scale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7" text:continue-numbering="true" text:continue-list="list_Scale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8" text:continue-numbering="true" text:continue-list="list_Scale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9" text:continue-numbering="true" text:continue-list="list_Scale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40" text:continue-numbering="true" text:continue-list="list_Scale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41" text:continue-numbering="true" text:continue-list="list_Scale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42" text:continue-numbering="true" text:continue-list="list_Scale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43" text:continue-numbering="true" text:continue-list="list_Scale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4" text:continue-numbering="true" text:continue-list="list_Scale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5" text:continue-numbering="true" text:continue-list="list_Scale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6" text:continue-numbering="true" text:continue-list="list_Scale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7" text:continue-numbering="true" text:continue-list="list_Scale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8" text:continue-numbering="true" text:continue-list="list_Scale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9" text:continue-numbering="true" text:continue-list="list_Scale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50" text:continue-numbering="true" text:continue-list="list_Scale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51" text:continue-numbering="true" text:continue-list="list_Scale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52" text:continue-numbering="true" text:continue-list="list_Scale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4" text:continue-numbering="true" text:continue-list="list_Scale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Scale56" text:continue-numbering="true" text:continue-list="list_Scale54"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7"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Scale58" text:continue-numbering="true" text:continue-list="list_Scale56"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Scale59"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60" text:continue-numbering="true" text:continue-list="list_Scale5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61" text:continue-numbering="true" text:continue-list="list_Scale6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62" text:continue-numbering="true" text:continue-list="list_Scale6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63" text:continue-numbering="true" text:continue-list="list_Scale6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64" text:continue-numbering="true" text:continue-list="list_Scale6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65" text:continue-numbering="true" text:continue-list="list_Scale6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cale66" text:continue-numbering="true" text:continue-list="list_Scale6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67" text:continue-numbering="true" text:continue-list="list_Scale6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6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9" text:continue-numbering="true" text:continue-list="list_Scale6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70" text:continue-numbering="true" text:continue-list="list_Scale6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71" text:continue-numbering="true" text:continue-list="list_Scale7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